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9"/>
        <table:table-column table:style-name="co1" table:number-columns-repeated="3" table:default-cell-style-name="ce11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Внешний код</text:p>
          </table:table-cell>
          <table:table-cell table:style-name="ce4" office:value-type="string" calcext:value-type="string">
            <text:p>Теги</text:p>
          </table:table-cell>
          <table:table-cell table:style-name="ce4" office:value-type="string" calcext:value-type="string">
            <text:p>Название</text:p>
          </table:table-cell>
          <table:table-cell table:style-name="ce4" office:value-type="string" calcext:value-type="string">
            <text:p>Дата изм.</text:p>
          </table:table-cell>
          <table:table-cell table:style-name="ce4" office:value-type="string" calcext:value-type="string">
            <text:p>Рост</text:p>
          </table:table-cell>
          <table:table-cell table:style-name="ce4" office:value-type="string" calcext:value-type="string">
            <text:p>Фото в полный рост</text:p>
          </table:table-cell>
          <table:table-cell table:style-name="ce4" office:value-type="string" calcext:value-type="string">
            <text:p>Рост</text:p>
          </table:table-cell>
          <table:table-cell table:style-name="ce4" office:value-type="string" calcext:value-type="string">
            <text:p>Пользователь</text:p>
          </table:table-cell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Фотографии</text:p>
          </table:table-cell>
        </table:table-row>
        <table:table-row table:style-name="ro1">
          <table:table-cell office:value-type="float" office:value="144146" calcext:value-type="float">
            <text:p>144146</text:p>
          </table:table-cell>
          <table:table-cell/>
          <table:table-cell table:style-name="ce7" office:value-type="string" calcext:value-type="string">
            <text:p>Александр Волкановски</text:p>
          </table:table-cell>
          <table:table-cell office:value-type="string" calcext:value-type="string">
            <text:p>27.12.2019 12:38:5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46" calcext:value-type="float">
            <text:p>144146</text:p>
          </table:table-cell>
          <table:table-cell office:value-type="string" calcext:value-type="string">
            <text:p>https://check-face.ru/upload/iblock/268/268854503d50eb22b9004ebf3f29ee47.pnghttps://check-face.ru/upload/iblock/d60/d60545df7d61e47a339e8e0f3885c5ac.png</text:p>
          </table:table-cell>
        </table:table-row>
        <table:table-row table:style-name="ro1">
          <table:table-cell office:value-type="float" office:value="144147" calcext:value-type="float">
            <text:p>144147</text:p>
          </table:table-cell>
          <table:table-cell/>
          <table:table-cell table:style-name="ce7" office:value-type="string" calcext:value-type="string">
            <text:p>Андрей Орловский</text:p>
          </table:table-cell>
          <table:table-cell office:value-type="string" calcext:value-type="string">
            <text:p>27.12.2019 12:44:2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47" calcext:value-type="float">
            <text:p>144147</text:p>
          </table:table-cell>
          <table:table-cell office:value-type="string" calcext:value-type="string">
            <text:p>https://check-face.ru/upload/iblock/880/8801c9d55e84c5ea2226b345b2c2102b.pnghttps://check-face.ru/upload/iblock/73c/73c86d220eb25ee4afa8ff32a2d683e5.png</text:p>
          </table:table-cell>
        </table:table-row>
        <table:table-row table:style-name="ro1">
          <table:table-cell office:value-type="float" office:value="144148" calcext:value-type="float">
            <text:p>144148</text:p>
          </table:table-cell>
          <table:table-cell/>
          <table:table-cell office:value-type="string" calcext:value-type="string">
            <text:p>Антониу Родригу Ногейра</text:p>
          </table:table-cell>
          <table:table-cell office:value-type="string" calcext:value-type="string">
            <text:p>27.12.2019 12:39:0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48" calcext:value-type="float">
            <text:p>144148</text:p>
          </table:table-cell>
          <table:table-cell office:value-type="string" calcext:value-type="string">
            <text:p>https://check-face.ru/upload/iblock/671/67143c7a37153642b80f819f952fe280.pnghttps://check-face.ru/upload/iblock/a7c/a7c8d35494f311a48b9a80a8cbceb380.png</text:p>
          </table:table-cell>
        </table:table-row>
        <table:table-row table:style-name="ro1">
          <table:table-cell office:value-type="float" office:value="144150" calcext:value-type="float">
            <text:p>144150</text:p>
          </table:table-cell>
          <table:table-cell/>
          <table:table-cell office:value-type="string" calcext:value-type="string">
            <text:p>Витор Белфорт</text:p>
          </table:table-cell>
          <table:table-cell office:value-type="string" calcext:value-type="string">
            <text:p>27.12.2019 12:39:1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0" calcext:value-type="float">
            <text:p>144150</text:p>
          </table:table-cell>
          <table:table-cell office:value-type="string" calcext:value-type="string">
            <text:p>https://check-face.ru/upload/iblock/ded/ded714b7e1f95c51bf49542c81a8b14d.pnghttps://check-face.ru/upload/iblock/8be/8be18a1336b5de805cb32bbf7c2fcd7e.png</text:p>
          </table:table-cell>
        </table:table-row>
        <table:table-row table:style-name="ro1">
          <table:table-cell office:value-type="float" office:value="144151" calcext:value-type="float">
            <text:p>144151</text:p>
          </table:table-cell>
          <table:table-cell/>
          <table:table-cell office:value-type="string" calcext:value-type="string">
            <text:p>Генри Сехудо</text:p>
          </table:table-cell>
          <table:table-cell office:value-type="string" calcext:value-type="string">
            <text:p>27.12.2019 12:39:0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1" calcext:value-type="float">
            <text:p>144151</text:p>
          </table:table-cell>
          <table:table-cell office:value-type="string" calcext:value-type="string">
            <text:p>https://check-face.ru/upload/iblock/8d6/8d6849026869b3005e86fad0288f5587.pnghttps://check-face.ru/upload/iblock/27b/27bfacef67552d865e50e31b55d5cb8b.png</text:p>
          </table:table-cell>
        </table:table-row>
        <table:table-row table:style-name="ro1">
          <table:table-cell office:value-type="float" office:value="144152" calcext:value-type="float">
            <text:p>144152</text:p>
          </table:table-cell>
          <table:table-cell/>
          <table:table-cell table:style-name="ce8" office:value-type="string" calcext:value-type="string">
            <text:p>Джош Барнетт</text:p>
          </table:table-cell>
          <table:table-cell office:value-type="string" calcext:value-type="string">
            <text:p>27.12.2019 12:41:58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2" calcext:value-type="float">
            <text:p>144152</text:p>
          </table:table-cell>
          <table:table-cell office:value-type="string" calcext:value-type="string">
            <text:p>https://check-face.ru/upload/iblock/2d9/2d9c0aea89155ab7998a94f0bd39cbd0.pnghttps://check-face.ru/upload/iblock/58f/58f87f8d1db21dd6bf49bcafafc3c85e.png</text:p>
          </table:table-cell>
        </table:table-row>
        <table:table-row table:style-name="ro1">
          <table:table-cell office:value-type="float" office:value="144153" calcext:value-type="float">
            <text:p>144153</text:p>
          </table:table-cell>
          <table:table-cell/>
          <table:table-cell office:value-type="string" calcext:value-type="string">
            <text:p>Доминик Крус</text:p>
          </table:table-cell>
          <table:table-cell office:value-type="string" calcext:value-type="string">
            <text:p>27.12.2019 12:41:5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3" calcext:value-type="float">
            <text:p>144153</text:p>
          </table:table-cell>
          <table:table-cell office:value-type="string" calcext:value-type="string">
            <text:p>https://check-face.ru/upload/iblock/a0d/a0dcaff6ff304295c86f12aa595bd342.pnghttps://check-face.ru/upload/iblock/f78/f78cfd7c211cfdcd8557f0b4ce7e983b.png</text:p>
          </table:table-cell>
        </table:table-row>
        <table:table-row table:style-name="ro1">
          <table:table-cell office:value-type="float" office:value="144154" calcext:value-type="float">
            <text:p>144154</text:p>
          </table:table-cell>
          <table:table-cell/>
          <table:table-cell office:value-type="string" calcext:value-type="string">
            <text:p>Жорж Сен-Пьер</text:p>
          </table:table-cell>
          <table:table-cell office:value-type="string" calcext:value-type="string">
            <text:p>27.12.2019 12:39:0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4" calcext:value-type="float">
            <text:p>144154</text:p>
          </table:table-cell>
          <table:table-cell office:value-type="string" calcext:value-type="string">
            <text:p>https://check-face.ru/upload/iblock/bf0/bf0fb817f0219e606a121eaece5ad774.pnghttps://check-face.ru/upload/iblock/02f/02fce49a0a3829ed63078c12524ff6fb.png</text:p>
          </table:table-cell>
        </table:table-row>
        <table:table-row table:style-name="ro1">
          <table:table-cell office:value-type="float" office:value="144155" calcext:value-type="float">
            <text:p>144155</text:p>
          </table:table-cell>
          <table:table-cell/>
          <table:table-cell office:value-type="string" calcext:value-type="string">
            <text:p>Жуниор дус Сантус</text:p>
          </table:table-cell>
          <table:table-cell office:value-type="string" calcext:value-type="string">
            <text:p>27.12.2019 12:44:3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5" calcext:value-type="float">
            <text:p>144155</text:p>
          </table:table-cell>
          <table:table-cell office:value-type="string" calcext:value-type="string">
            <text:p>https://check-face.ru/upload/iblock/796/79648fac8b34d79020f3fdf8ee48aa9b.pnghttps://check-face.ru/upload/iblock/312/312e6a17b2559d3943e0a18ffd03318d.png</text:p>
          </table:table-cell>
        </table:table-row>
        <table:table-row table:style-name="ro1">
          <table:table-cell office:value-type="float" office:value="144156" calcext:value-type="float">
            <text:p>144156</text:p>
          </table:table-cell>
          <table:table-cell/>
          <table:table-cell office:value-type="string" calcext:value-type="string">
            <text:p>Камару Усман</text:p>
          </table:table-cell>
          <table:table-cell office:value-type="string" calcext:value-type="string">
            <text:p>27.12.2019 12:39:09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6" calcext:value-type="float">
            <text:p>144156</text:p>
          </table:table-cell>
          <table:table-cell office:value-type="string" calcext:value-type="string">
            <text:p>https://check-face.ru/upload/iblock/902/9025c044c50fb5e15bdb1a00b4640fc2.pnghttps://check-face.ru/upload/iblock/d01/d016ec805158d3ef9deb99d8b16cf28b.png</text:p>
          </table:table-cell>
        </table:table-row>
        <table:table-row table:style-name="ro1">
          <table:table-cell office:value-type="float" office:value="144157" calcext:value-type="float">
            <text:p>144157</text:p>
          </table:table-cell>
          <table:table-cell/>
          <table:table-cell office:value-type="string" calcext:value-type="string">
            <text:p>Карлос Кондит</text:p>
          </table:table-cell>
          <table:table-cell office:value-type="string" calcext:value-type="string">
            <text:p>27.12.2019 12:44:4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57" calcext:value-type="float">
            <text:p>144157</text:p>
          </table:table-cell>
          <table:table-cell office:value-type="string" calcext:value-type="string">
            <text:p>https://check-face.ru/upload/iblock/d91/d91642717a37436e2a22cc3f05ba95ed.pnghttps://check-face.ru/upload/iblock/d4d/d4d275cb5fd3bdbfbc269e61c5b3c1eb.png</text:p>
          </table:table-cell>
        </table:table-row>
        <table:table-row table:style-name="ro1">
          <table:table-cell office:value-type="float" office:value="144161" calcext:value-type="float">
            <text:p>144161</text:p>
          </table:table-cell>
          <table:table-cell/>
          <table:table-cell office:value-type="string" calcext:value-type="string">
            <text:p>Коди Гарбрандт</text:p>
          </table:table-cell>
          <table:table-cell office:value-type="string" calcext:value-type="string">
            <text:p>27.12.2019 12:41:5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1" calcext:value-type="float">
            <text:p>144161</text:p>
          </table:table-cell>
          <table:table-cell office:value-type="string" calcext:value-type="string">
            <text:p>https://check-face.ru/upload/iblock/333/3333476f455ee314ebe6e145a7a666da.pnghttps://check-face.ru/upload/iblock/524/5246f672616d23442c125d732c5767ef.png</text:p>
          </table:table-cell>
        </table:table-row>
        <table:table-row table:style-name="ro1">
          <table:table-cell office:value-type="float" office:value="144162" calcext:value-type="float">
            <text:p>144162</text:p>
          </table:table-cell>
          <table:table-cell/>
          <table:table-cell office:value-type="string" calcext:value-type="string">
            <text:p>Крис Вайдман</text:p>
          </table:table-cell>
          <table:table-cell office:value-type="string" calcext:value-type="string">
            <text:p>27.12.2019 12:39:0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2" calcext:value-type="float">
            <text:p>144162</text:p>
          </table:table-cell>
          <table:table-cell office:value-type="string" calcext:value-type="string">
            <text:p>https://check-face.ru/upload/iblock/329/329e557e2b6cac141535ae1fe469f7cf.pnghttps://check-face.ru/upload/iblock/682/6826c4af13fe0a8d1f9b270431b79763.png</text:p>
          </table:table-cell>
        </table:table-row>
        <table:table-row table:style-name="ro1">
          <table:table-cell office:value-type="float" office:value="144163" calcext:value-type="float">
            <text:p>144163</text:p>
          </table:table-cell>
          <table:table-cell/>
          <table:table-cell office:value-type="string" calcext:value-type="string">
            <text:p>Куинтон Джексон</text:p>
          </table:table-cell>
          <table:table-cell office:value-type="string" calcext:value-type="string">
            <text:p>27.12.2019 12:39:1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3" calcext:value-type="float">
            <text:p>144163</text:p>
          </table:table-cell>
          <table:table-cell office:value-type="string" calcext:value-type="string">
            <text:p>https://check-face.ru/upload/iblock/a02/a02bcfa5fe64c49aff353fe63e05fc4c.pnghttps://check-face.ru/upload/iblock/021/02129871b91f84faf87b5f3256953861.png</text:p>
          </table:table-cell>
        </table:table-row>
        <table:table-row table:style-name="ro1">
          <table:table-cell office:value-type="float" office:value="144164" calcext:value-type="float">
            <text:p>144164</text:p>
          </table:table-cell>
          <table:table-cell/>
          <table:table-cell table:style-name="ce8" office:value-type="string" calcext:value-type="string">
            <text:p>Лиото Мачида</text:p>
          </table:table-cell>
          <table:table-cell office:value-type="string" calcext:value-type="string">
            <text:p>27.12.2019 12:38:5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4" calcext:value-type="float">
            <text:p>144164</text:p>
          </table:table-cell>
          <table:table-cell office:value-type="string" calcext:value-type="string">
            <text:p>https://check-face.ru/upload/iblock/c5e/c5e37963c8588caf5342bfbe6c7b789a.pnghttps://check-face.ru/upload/iblock/71c/71ce63bde7a748a743d266002c98761c.png</text:p>
          </table:table-cell>
        </table:table-row>
        <table:table-row table:style-name="ro1">
          <table:table-cell office:value-type="float" office:value="144165" calcext:value-type="float">
            <text:p>144165</text:p>
          </table:table-cell>
          <table:table-cell/>
          <table:table-cell office:value-type="string" calcext:value-type="string">
            <text:p>Майкл Биспинг</text:p>
          </table:table-cell>
          <table:table-cell office:value-type="string" calcext:value-type="string">
            <text:p>27.12.2019 12:41:5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5" calcext:value-type="float">
            <text:p>144165</text:p>
          </table:table-cell>
          <table:table-cell office:value-type="string" calcext:value-type="string">
            <text:p>https://check-face.ru/upload/iblock/568/568bd43879e080b286fb4bf8dfe89ba0.pnghttps://check-face.ru/upload/iblock/4bf/4bf830d471d5c5def897a6bea7c2568a.png</text:p>
          </table:table-cell>
        </table:table-row>
        <table:table-row table:style-name="ro1">
          <table:table-cell office:value-type="float" office:value="144168" calcext:value-type="float">
            <text:p>144168</text:p>
          </table:table-cell>
          <table:table-cell/>
          <table:table-cell office:value-type="string" calcext:value-type="string">
            <text:p>Мэтт Хьюз</text:p>
          </table:table-cell>
          <table:table-cell office:value-type="string" calcext:value-type="string">
            <text:p>27.12.2019 12:38:59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8" calcext:value-type="float">
            <text:p>144168</text:p>
          </table:table-cell>
          <table:table-cell office:value-type="string" calcext:value-type="string">
            <text:p>https://check-face.ru/upload/iblock/dd3/dd3b733c2d479e85203ae0155f9aa5ba.pnghttps://check-face.ru/upload/iblock/6d8/6d8d99271f61cfd20d0751a3c72dd8b0.png</text:p>
          </table:table-cell>
        </table:table-row>
        <table:table-row table:style-name="ro1">
          <table:table-cell office:value-type="float" office:value="144169" calcext:value-type="float">
            <text:p>144169</text:p>
          </table:table-cell>
          <table:table-cell/>
          <table:table-cell office:value-type="string" calcext:value-type="string">
            <text:p>Рич Франклин</text:p>
          </table:table-cell>
          <table:table-cell office:value-type="string" calcext:value-type="string">
            <text:p>27.12.2019 12:41:56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69" calcext:value-type="float">
            <text:p>144169</text:p>
          </table:table-cell>
          <table:table-cell office:value-type="string" calcext:value-type="string">
            <text:p>https://check-face.ru/upload/iblock/c72/c720a6f56b21c323ef66c584fa3410b8.pnghttps://check-face.ru/upload/iblock/038/038125febfb6cb0a39a1f586876d7819.png</text:p>
          </table:table-cell>
        </table:table-row>
        <table:table-row table:style-name="ro1">
          <table:table-cell office:value-type="float" office:value="144171" calcext:value-type="float">
            <text:p>144171</text:p>
          </table:table-cell>
          <table:table-cell/>
          <table:table-cell office:value-type="string" calcext:value-type="string">
            <text:p>Стипе Миочич</text:p>
          </table:table-cell>
          <table:table-cell office:value-type="string" calcext:value-type="string">
            <text:p>27.12.2019 12:44:32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1" calcext:value-type="float">
            <text:p>144171</text:p>
          </table:table-cell>
          <table:table-cell office:value-type="string" calcext:value-type="string">
            <text:p>https://check-face.ru/upload/iblock/43e/43e3ad80f6c2a4eaa39a3cedc9a62567.pnghttps://check-face.ru/upload/iblock/4d9/4d98bf518fc1696d8688884b04443042.png</text:p>
          </table:table-cell>
        </table:table-row>
        <table:table-row table:style-name="ro1">
          <table:table-cell office:value-type="float" office:value="144172" calcext:value-type="float">
            <text:p>144172</text:p>
          </table:table-cell>
          <table:table-cell/>
          <table:table-cell office:value-type="string" calcext:value-type="string">
            <text:p>Ти Джей Диллашоу</text:p>
          </table:table-cell>
          <table:table-cell office:value-type="string" calcext:value-type="string">
            <text:p>27.12.2019 12:44:33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2" calcext:value-type="float">
            <text:p>144172</text:p>
          </table:table-cell>
          <table:table-cell office:value-type="string" calcext:value-type="string">
            <text:p>https://check-face.ru/upload/iblock/78b/78b1ee78eeee1cb326cdfcc34cacb9c9.pnghttps://check-face.ru/upload/iblock/265/265343ae08887476a6a18aed9caffb7e.png</text:p>
          </table:table-cell>
        </table:table-row>
        <table:table-row table:style-name="ro1">
          <table:table-cell office:value-type="float" office:value="144173" calcext:value-type="float">
            <text:p>144173</text:p>
          </table:table-cell>
          <table:table-cell/>
          <table:table-cell table:style-name="ce8" office:value-type="string" calcext:value-type="string">
            <text:p>Тим Сильвия</text:p>
          </table:table-cell>
          <table:table-cell office:value-type="string" calcext:value-type="string">
            <text:p>27.12.2019 12:38:58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3" calcext:value-type="float">
            <text:p>144173</text:p>
          </table:table-cell>
          <table:table-cell office:value-type="string" calcext:value-type="string">
            <text:p>https://check-face.ru/upload/iblock/b49/b4978448dc0241e8982508b5186036c5.pnghttps://check-face.ru/upload/iblock/2f4/2f42648dda4502c409f09b2efa67e18f.png</text:p>
          </table:table-cell>
        </table:table-row>
        <table:table-row table:style-name="ro1">
          <table:table-cell office:value-type="float" office:value="144174" calcext:value-type="float">
            <text:p>144174</text:p>
          </table:table-cell>
          <table:table-cell/>
          <table:table-cell office:value-type="string" calcext:value-type="string">
            <text:p>Тито Ортиз</text:p>
          </table:table-cell>
          <table:table-cell office:value-type="string" calcext:value-type="string">
            <text:p>27.12.2019 12:41:52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4" calcext:value-type="float">
            <text:p>144174</text:p>
          </table:table-cell>
          <table:table-cell office:value-type="string" calcext:value-type="string">
            <text:p>https://check-face.ru/upload/iblock/81b/81bd16abc2247d57b19d1cbc2753b2c7.pnghttps://check-face.ru/upload/iblock/457/457791b032d1278b045a55f7183e0752.png</text:p>
          </table:table-cell>
        </table:table-row>
        <table:table-row table:style-name="ro1">
          <table:table-cell office:value-type="float" office:value="144175" calcext:value-type="float">
            <text:p>144175</text:p>
          </table:table-cell>
          <table:table-cell/>
          <table:table-cell office:value-type="string" calcext:value-type="string">
            <text:p>Фабрисиу Вердум</text:p>
          </table:table-cell>
          <table:table-cell office:value-type="string" calcext:value-type="string">
            <text:p>27.12.2019 12:38:5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5" calcext:value-type="float">
            <text:p>144175</text:p>
          </table:table-cell>
          <table:table-cell office:value-type="string" calcext:value-type="string">
            <text:p>https://check-face.ru/upload/iblock/792/79217577be2a4e2a7e5c53ec8a84c620.pnghttps://check-face.ru/upload/iblock/dac/dac815a30c1d7dcdee7605bdcdd114d0.png</text:p>
          </table:table-cell>
        </table:table-row>
        <table:table-row table:style-name="ro1">
          <table:table-cell office:value-type="float" office:value="144176" calcext:value-type="float">
            <text:p>144176</text:p>
          </table:table-cell>
          <table:table-cell/>
          <table:table-cell office:value-type="string" calcext:value-type="string">
            <text:p>Фрэнк Мир</text:p>
          </table:table-cell>
          <table:table-cell office:value-type="string" calcext:value-type="string">
            <text:p>27.12.2019 12:44:3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6" calcext:value-type="float">
            <text:p>144176</text:p>
          </table:table-cell>
          <table:table-cell office:value-type="string" calcext:value-type="string">
            <text:p>https://check-face.ru/upload/iblock/270/27037692a2c621f392fcdfd9ff93a80d.pnghttps://check-face.ru/upload/iblock/200/2005c0d7a81e5d7f610707361dff672e.png</text:p>
          </table:table-cell>
        </table:table-row>
        <table:table-row table:style-name="ro1">
          <table:table-cell office:value-type="float" office:value="144177" calcext:value-type="float">
            <text:p>144177</text:p>
          </table:table-cell>
          <table:table-cell/>
          <table:table-cell table:style-name="ce8" office:value-type="string" calcext:value-type="string">
            <text:p>Фрэнк Шемрок</text:p>
          </table:table-cell>
          <table:table-cell office:value-type="string" calcext:value-type="string">
            <text:p>27.12.2019 12:41:5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7" calcext:value-type="float">
            <text:p>144177</text:p>
          </table:table-cell>
          <table:table-cell office:value-type="string" calcext:value-type="string">
            <text:p>https://check-face.ru/upload/iblock/fec/fec3ebc74c687b8cc7c8f3fb970c7fe0.pnghttps://check-face.ru/upload/iblock/a8d/a8d48bfd14392a3d788e1e3610355dd0.png</text:p>
          </table:table-cell>
        </table:table-row>
        <table:table-row table:style-name="ro1">
          <table:table-cell office:value-type="float" office:value="144179" calcext:value-type="float">
            <text:p>144179</text:p>
          </table:table-cell>
          <table:table-cell/>
          <table:table-cell office:value-type="string" calcext:value-type="string">
            <text:p>Шон Шерк</text:p>
          </table:table-cell>
          <table:table-cell office:value-type="string" calcext:value-type="string">
            <text:p>27.12.2019 12:44:4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79" calcext:value-type="float">
            <text:p>144179</text:p>
          </table:table-cell>
          <table:table-cell office:value-type="string" calcext:value-type="string">
            <text:p>https://check-face.ru/upload/iblock/bba/bba834ff18905e30e8f0cabf18fc60e9.pnghttps://check-face.ru/upload/iblock/534/5347ad3a662ea758b09b115b03e1d6d2.png</text:p>
          </table:table-cell>
        </table:table-row>
        <table:table-row table:style-name="ro1">
          <table:table-cell office:value-type="float" office:value="144180" calcext:value-type="float">
            <text:p>144180</text:p>
          </table:table-cell>
          <table:table-cell/>
          <table:table-cell office:value-type="string" calcext:value-type="string">
            <text:p>Энтони Петтис</text:p>
          </table:table-cell>
          <table:table-cell office:value-type="string" calcext:value-type="string">
            <text:p>27.12.2019 12:44:3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0" calcext:value-type="float">
            <text:p>144180</text:p>
          </table:table-cell>
          <table:table-cell office:value-type="string" calcext:value-type="string">
            <text:p>https://check-face.ru/upload/iblock/e75/e75f106db6b7a9c0913a470fe2291c9d.pnghttps://check-face.ru/upload/iblock/c0f/c0f0e9aad9360204981eb20977d06763.png</text:p>
          </table:table-cell>
        </table:table-row>
        <table:table-row table:style-name="ro1">
          <table:table-cell office:value-type="float" office:value="144182" calcext:value-type="float">
            <text:p>144182</text:p>
          </table:table-cell>
          <table:table-cell/>
          <table:table-cell office:value-type="string" calcext:value-type="string">
            <text:p>Андерсон Силва</text:p>
          </table:table-cell>
          <table:table-cell office:value-type="string" calcext:value-type="string">
            <text:p>27.12.2019 12:39:02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2" calcext:value-type="float">
            <text:p>144182</text:p>
          </table:table-cell>
          <table:table-cell office:value-type="string" calcext:value-type="string">
            <text:p>https://check-face.ru/upload/iblock/697/697b9168ab2e4ed7ba5e8aad396c76bd.pnghttps://check-face.ru/upload/iblock/05a/05a2c46f99482d225b70f115143abe3d.png</text:p>
          </table:table-cell>
        </table:table-row>
        <table:table-row table:style-name="ro1">
          <table:table-cell office:value-type="float" office:value="144183" calcext:value-type="float">
            <text:p>144183</text:p>
          </table:table-cell>
          <table:table-cell/>
          <table:table-cell office:value-type="string" calcext:value-type="string">
            <text:p>Бас Рюттен</text:p>
          </table:table-cell>
          <table:table-cell office:value-type="string" calcext:value-type="string">
            <text:p>27.12.2019 12:39:0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3" calcext:value-type="float">
            <text:p>144183</text:p>
          </table:table-cell>
          <table:table-cell office:value-type="string" calcext:value-type="string">
            <text:p>https://check-face.ru/upload/iblock/cfe/cfe2ae7947a1edab1a193c251cf68825.pnghttps://check-face.ru/upload/iblock/b45/b4515da4b7ff8e6986e94775c9e292a7.png</text:p>
          </table:table-cell>
        </table:table-row>
        <table:table-row table:style-name="ro1">
          <table:table-cell office:value-type="float" office:value="144184" calcext:value-type="float">
            <text:p>144184</text:p>
          </table:table-cell>
          <table:table-cell/>
          <table:table-cell office:value-type="string" calcext:value-type="string">
            <text:p>Би Джей Пенн</text:p>
          </table:table-cell>
          <table:table-cell office:value-type="string" calcext:value-type="string">
            <text:p>27.12.2019 12:44:3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4" calcext:value-type="float">
            <text:p>144184</text:p>
          </table:table-cell>
          <table:table-cell office:value-type="string" calcext:value-type="string">
            <text:p>https://check-face.ru/upload/iblock/26d/26dd92a3b2db517dbc51219de2c39f9b.pnghttps://check-face.ru/upload/iblock/490/4901a90bac03249432ae6828dba55124.png</text:p>
          </table:table-cell>
        </table:table-row>
        <table:table-row table:style-name="ro1">
          <table:table-cell office:value-type="float" office:value="144185" calcext:value-type="float">
            <text:p>144185</text:p>
          </table:table-cell>
          <table:table-cell/>
          <table:table-cell office:value-type="string" calcext:value-type="string">
            <text:p>Деметриус Джонсон</text:p>
          </table:table-cell>
          <table:table-cell office:value-type="string" calcext:value-type="string">
            <text:p>27.12.2019 12:41:5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5" calcext:value-type="float">
            <text:p>144185</text:p>
          </table:table-cell>
          <table:table-cell office:value-type="string" calcext:value-type="string">
            <text:p>https://check-face.ru/upload/iblock/56f/56f180d7ec8ce3e4e2395f20bcc96a5b.pnghttps://check-face.ru/upload/iblock/03a/03a21f98f7767e1f1ce3fabfb38cc463.png</text:p>
          </table:table-cell>
        </table:table-row>
        <table:table-row table:style-name="ro1">
          <table:table-cell office:value-type="float" office:value="144186" calcext:value-type="float">
            <text:p>144186</text:p>
          </table:table-cell>
          <table:table-cell/>
          <table:table-cell table:style-name="ce8" office:value-type="string" calcext:value-type="string">
            <text:p>Дженс Пулвер</text:p>
          </table:table-cell>
          <table:table-cell office:value-type="string" calcext:value-type="string">
            <text:p>27.12.2019 12:39:08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6" calcext:value-type="float">
            <text:p>144186</text:p>
          </table:table-cell>
          <table:table-cell office:value-type="string" calcext:value-type="string">
            <text:p>https://check-face.ru/upload/iblock/0c2/0c2a2411d7913460bb04c56195fb7642.pnghttps://check-face.ru/upload/iblock/2ef/2ef2a7f42c1a9d80549a63f63d44f776.png</text:p>
          </table:table-cell>
        </table:table-row>
        <table:table-row table:style-name="ro1">
          <table:table-cell office:value-type="float" office:value="144189" calcext:value-type="float">
            <text:p>144189</text:p>
          </table:table-cell>
          <table:table-cell/>
          <table:table-cell office:value-type="string" calcext:value-type="string">
            <text:p>Жозе Алду</text:p>
          </table:table-cell>
          <table:table-cell office:value-type="string" calcext:value-type="string">
            <text:p>27.12.2019 12:44:29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89" calcext:value-type="float">
            <text:p>144189</text:p>
          </table:table-cell>
          <table:table-cell office:value-type="string" calcext:value-type="string">
            <text:p>https://check-face.ru/upload/iblock/6bd/6bd6ccf189e04f2052554e2228e6d045.pnghttps://check-face.ru/upload/iblock/e65/e657cf7d1f16c17d541de4063af3100b.png</text:p>
          </table:table-cell>
        </table:table-row>
        <table:table-row table:style-name="ro1">
          <table:table-cell office:value-type="float" office:value="144191" calcext:value-type="float">
            <text:p>144191</text:p>
          </table:table-cell>
          <table:table-cell/>
          <table:table-cell table:style-name="ce8" office:value-type="string" calcext:value-type="string">
            <text:p>Марк Коулмен</text:p>
          </table:table-cell>
          <table:table-cell office:value-type="string" calcext:value-type="string">
            <text:p>27.12.2019 12:44:42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1" calcext:value-type="float">
            <text:p>144191</text:p>
          </table:table-cell>
          <table:table-cell office:value-type="string" calcext:value-type="string">
            <text:p>https://check-face.ru/upload/iblock/d0f/d0f547adfb095ec847aa7eb046a7e91a.pnghttps://check-face.ru/upload/iblock/aca/acadc7ab0096ed77858ecc03618dcbf3.png</text:p>
          </table:table-cell>
        </table:table-row>
        <table:table-row table:style-name="ro1">
          <table:table-cell office:value-type="float" office:value="144192" calcext:value-type="float">
            <text:p>144192</text:p>
          </table:table-cell>
          <table:table-cell/>
          <table:table-cell office:value-type="string" calcext:value-type="string">
            <text:p>Мэтт Серра</text:p>
          </table:table-cell>
          <table:table-cell office:value-type="string" calcext:value-type="string">
            <text:p>27.12.2019 12:44:43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2" calcext:value-type="float">
            <text:p>144192</text:p>
          </table:table-cell>
          <table:table-cell office:value-type="string" calcext:value-type="string">
            <text:p>https://check-face.ru/upload/iblock/f26/f26a40a422aab74de4968cf1a10374f8.pnghttps://check-face.ru/upload/iblock/b26/b265a782187db3f38bbfa7f54c031b83.png</text:p>
          </table:table-cell>
        </table:table-row>
        <table:table-row table:style-name="ro1">
          <table:table-cell office:value-type="float" office:value="144193" calcext:value-type="float">
            <text:p>144193</text:p>
          </table:table-cell>
          <table:table-cell/>
          <table:table-cell table:style-name="ce8" office:value-type="string" calcext:value-type="string">
            <text:p>Рашад Эванс</text:p>
          </table:table-cell>
          <table:table-cell office:value-type="string" calcext:value-type="string">
            <text:p>27.12.2019 12:44:4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3" calcext:value-type="float">
            <text:p>144193</text:p>
          </table:table-cell>
          <table:table-cell office:value-type="string" calcext:value-type="string">
            <text:p>https://check-face.ru/upload/iblock/ac6/ac64267154047dc06749a561161f8750.pnghttps://check-face.ru/upload/iblock/6cd/6cd62ba66870ad506a6589be2fa7a3c1.png</text:p>
          </table:table-cell>
        </table:table-row>
        <table:table-row table:style-name="ro1">
          <table:table-cell office:value-type="float" office:value="144194" calcext:value-type="float">
            <text:p>144194</text:p>
          </table:table-cell>
          <table:table-cell/>
          <table:table-cell office:value-type="string" calcext:value-type="string">
            <text:p>Роберт Уиттакер</text:p>
          </table:table-cell>
          <table:table-cell office:value-type="string" calcext:value-type="string">
            <text:p>27.12.2019 12:44:43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4" calcext:value-type="float">
            <text:p>144194</text:p>
          </table:table-cell>
          <table:table-cell office:value-type="string" calcext:value-type="string">
            <text:p>https://check-face.ru/upload/iblock/19c/19c9735d4149fdc798247e80f534d099.pnghttps://check-face.ru/upload/iblock/76c/76cbb84b6077f43e1ef96d28baffdb09.png</text:p>
          </table:table-cell>
        </table:table-row>
        <table:table-row table:style-name="ro1">
          <table:table-cell office:value-type="float" office:value="144195" calcext:value-type="float">
            <text:p>144195</text:p>
          </table:table-cell>
          <table:table-cell/>
          <table:table-cell office:value-type="string" calcext:value-type="string">
            <text:p>Тайрон Вудли</text:p>
          </table:table-cell>
          <table:table-cell office:value-type="string" calcext:value-type="string">
            <text:p>27.12.2019 12:44:33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5" calcext:value-type="float">
            <text:p>144195</text:p>
          </table:table-cell>
          <table:table-cell office:value-type="string" calcext:value-type="string">
            <text:p>https://check-face.ru/upload/iblock/bd1/bd18ba5485d2d479e86b54064d9ab007.pnghttps://check-face.ru/upload/iblock/740/740a0b2174200e169370d7d68a0c2103.png</text:p>
          </table:table-cell>
        </table:table-row>
        <table:table-row table:style-name="ro1">
          <table:table-cell office:value-type="float" office:value="144196" calcext:value-type="float">
            <text:p>144196</text:p>
          </table:table-cell>
          <table:table-cell/>
          <table:table-cell office:value-type="string" calcext:value-type="string">
            <text:p>Фрэнки Эдгар</text:p>
          </table:table-cell>
          <table:table-cell office:value-type="string" calcext:value-type="string">
            <text:p>27.12.2019 12:44:3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6" calcext:value-type="float">
            <text:p>144196</text:p>
          </table:table-cell>
          <table:table-cell office:value-type="string" calcext:value-type="string">
            <text:p>https://check-face.ru/upload/iblock/330/33008dffacafc8bdbe63bc195c3f1282.pnghttps://check-face.ru/upload/iblock/197/197f236a8e8833920ebaa1793843a857.png</text:p>
          </table:table-cell>
        </table:table-row>
        <table:table-row table:style-name="ro1">
          <table:table-cell office:value-type="float" office:value="144197" calcext:value-type="float">
            <text:p>144197</text:p>
          </table:table-cell>
          <table:table-cell/>
          <table:table-cell office:value-type="string" calcext:value-type="string">
            <text:p>Чак Лидделл</text:p>
          </table:table-cell>
          <table:table-cell office:value-type="string" calcext:value-type="string">
            <text:p>27.12.2019 12:41:5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7" calcext:value-type="float">
            <text:p>144197</text:p>
          </table:table-cell>
          <table:table-cell office:value-type="string" calcext:value-type="string">
            <text:p>https://check-face.ru/upload/iblock/bb6/bb69af0003abb7938f508a2a0379401c.pnghttps://check-face.ru/upload/iblock/faa/faa1167ab303df36d9e99905db8afc01.png</text:p>
          </table:table-cell>
        </table:table-row>
        <table:table-row table:style-name="ro1">
          <table:table-cell office:value-type="float" office:value="144198" calcext:value-type="float">
            <text:p>144198</text:p>
          </table:table-cell>
          <table:table-cell/>
          <table:table-cell office:value-type="string" calcext:value-type="string">
            <text:p>Шейн Карвин</text:p>
          </table:table-cell>
          <table:table-cell office:value-type="string" calcext:value-type="string">
            <text:p>27.12.2019 12:44:2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8" calcext:value-type="float">
            <text:p>144198</text:p>
          </table:table-cell>
          <table:table-cell office:value-type="string" calcext:value-type="string">
            <text:p>https://check-face.ru/upload/iblock/1d2/1d2fdf16c57aad9e0a608f85e686e1d6.pnghttps://check-face.ru/upload/iblock/c66/c66d0e250bb53a0947a8fd38a31fa410.png</text:p>
          </table:table-cell>
        </table:table-row>
        <table:table-row table:style-name="ro1">
          <table:table-cell office:value-type="float" office:value="144199" calcext:value-type="float">
            <text:p>144199</text:p>
          </table:table-cell>
          <table:table-cell/>
          <table:table-cell office:value-type="string" calcext:value-type="string">
            <text:p>Эдди Альварес</text:p>
          </table:table-cell>
          <table:table-cell office:value-type="string" calcext:value-type="string">
            <text:p>27.12.2019 12:39:1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144199" calcext:value-type="float">
            <text:p>144199</text:p>
          </table:table-cell>
          <table:table-cell office:value-type="string" calcext:value-type="string">
            <text:p>https://check-face.ru/upload/iblock/b63/b638fe7c34792c92030e2764aa977ae6.pnghttps://check-face.ru/upload/iblock/1f8/1f82a1621bda7d4e0f33dab1ab12cd2b.png</text:p>
          </table:table-cell>
        </table:table-row>
        <table:table-row table:style-name="ro1">
          <table:table-cell office:value-type="float" office:value="499556" calcext:value-type="float">
            <text:p>499556</text:p>
          </table:table-cell>
          <table:table-cell/>
          <table:table-cell office:value-type="string" calcext:value-type="string">
            <text:p>Аманда Нунис</text:p>
          </table:table-cell>
          <table:table-cell office:value-type="string" calcext:value-type="string">
            <text:p>09.03.2021 16:07:11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56" calcext:value-type="float">
            <text:p>499556</text:p>
          </table:table-cell>
          <table:table-cell office:value-type="string" calcext:value-type="string">
            <text:p>https://check-face.ru/upload/iblock/4f3/4f382cf3b6ef3a87aa249b4a3de8dc1b.pnghttps://check-face.ru/upload/iblock/e67/e67d0e25c9dfaaca28b629b53ffb8bff.jpg</text:p>
          </table:table-cell>
        </table:table-row>
        <table:table-row table:style-name="ro1">
          <table:table-cell office:value-type="float" office:value="499565" calcext:value-type="float">
            <text:p>499565</text:p>
          </table:table-cell>
          <table:table-cell/>
          <table:table-cell office:value-type="string" calcext:value-type="string">
            <text:p>Валентина Шевченко</text:p>
          </table:table-cell>
          <table:table-cell office:value-type="string" calcext:value-type="string">
            <text:p>09.03.2021 16:02:28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65" calcext:value-type="float">
            <text:p>499565</text:p>
          </table:table-cell>
          <table:table-cell office:value-type="string" calcext:value-type="string">
            <text:p>https://check-face.ru/upload/iblock/4c8/4c875471cef8176b691d935297c26f2e.jpghttps://check-face.ru/upload/iblock/107/1074b6035841fa909606ef50f9a44076.png</text:p>
          </table:table-cell>
        </table:table-row>
        <table:table-row table:style-name="ro1">
          <table:table-cell office:value-type="float" office:value="499568" calcext:value-type="float">
            <text:p>499568</text:p>
          </table:table-cell>
          <table:table-cell/>
          <table:table-cell office:value-type="string" calcext:value-type="string">
            <text:p>Миша Тейт</text:p>
          </table:table-cell>
          <table:table-cell office:value-type="string" calcext:value-type="string">
            <text:p>09.03.2021 16:08:32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68" calcext:value-type="float">
            <text:p>499568</text:p>
          </table:table-cell>
          <table:table-cell office:value-type="string" calcext:value-type="string">
            <text:p>https://check-face.ru/upload/iblock/bdc/bdc2c3791345c99608ae9336c26a8c82.jpghttps://check-face.ru/upload/iblock/228/228de9343635f31b2369f802a1ed6938.jpg</text:p>
          </table:table-cell>
        </table:table-row>
        <table:table-row table:style-name="ro1">
          <table:table-cell office:value-type="float" office:value="499574" calcext:value-type="float">
            <text:p>499574</text:p>
          </table:table-cell>
          <table:table-cell/>
          <table:table-cell office:value-type="string" calcext:value-type="string">
            <text:p>Ронда Роузи</text:p>
          </table:table-cell>
          <table:table-cell office:value-type="string" calcext:value-type="string">
            <text:p>09.03.2021 16:12:33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74" calcext:value-type="float">
            <text:p>499574</text:p>
          </table:table-cell>
          <table:table-cell office:value-type="string" calcext:value-type="string">
            <text:p>https://check-face.ru/upload/iblock/153/153ca0a80cae381f4b73dbe502a23606.pnghttps://check-face.ru/upload/iblock/753/753eb195a889604781d4adf470b1f34a.jpg</text:p>
          </table:table-cell>
        </table:table-row>
        <table:table-row table:style-name="ro1">
          <table:table-cell office:value-type="float" office:value="499577" calcext:value-type="float">
            <text:p>499577</text:p>
          </table:table-cell>
          <table:table-cell/>
          <table:table-cell office:value-type="string" calcext:value-type="string">
            <text:p>Джессика Андради</text:p>
          </table:table-cell>
          <table:table-cell office:value-type="string" calcext:value-type="string">
            <text:p>09.03.2021 16:17:0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77" calcext:value-type="float">
            <text:p>499577</text:p>
          </table:table-cell>
          <table:table-cell office:value-type="string" calcext:value-type="string">
            <text:p>https://check-face.ru/upload/iblock/853/85384001f800a0eda5dd9dfc35be709e.png</text:p>
          </table:table-cell>
        </table:table-row>
        <table:table-row table:style-name="ro1">
          <table:table-cell office:value-type="float" office:value="499582" calcext:value-type="float">
            <text:p>499582</text:p>
          </table:table-cell>
          <table:table-cell/>
          <table:table-cell office:value-type="string" calcext:value-type="string">
            <text:p>Вейли Джан</text:p>
          </table:table-cell>
          <table:table-cell office:value-type="string" calcext:value-type="string">
            <text:p>09.03.2021 16:19:2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82" calcext:value-type="float">
            <text:p>499582</text:p>
          </table:table-cell>
          <table:table-cell office:value-type="string" calcext:value-type="string">
            <text:p>https://check-face.ru/upload/iblock/345/3458108ec65f46da7193155c78daf2c6.jpghttps://check-face.ru/upload/iblock/80e/80e5a98a7720bb5dc72a7fbe61f40a95.jpg</text:p>
          </table:table-cell>
        </table:table-row>
        <table:table-row table:style-name="ro1">
          <table:table-cell office:value-type="float" office:value="499584" calcext:value-type="float">
            <text:p>499584</text:p>
          </table:table-cell>
          <table:table-cell/>
          <table:table-cell office:value-type="string" calcext:value-type="string">
            <text:p>Никко Монтанио</text:p>
          </table:table-cell>
          <table:table-cell office:value-type="string" calcext:value-type="string">
            <text:p>09.03.2021 16:20:37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84" calcext:value-type="float">
            <text:p>499584</text:p>
          </table:table-cell>
          <table:table-cell office:value-type="string" calcext:value-type="string">
            <text:p>https://check-face.ru/upload/iblock/ecb/ecb3023827b3fa8bb210022fc1e183db.jpghttps://check-face.ru/upload/iblock/eea/eeab9302e244efddf1648c37de4dfdc6.jpg</text:p>
          </table:table-cell>
        </table:table-row>
        <table:table-row table:style-name="ro1">
          <table:table-cell office:value-type="float" office:value="499585" calcext:value-type="float">
            <text:p>499585</text:p>
          </table:table-cell>
          <table:table-cell/>
          <table:table-cell office:value-type="string" calcext:value-type="string">
            <text:p>Холли Холм</text:p>
          </table:table-cell>
          <table:table-cell office:value-type="string" calcext:value-type="string">
            <text:p>09.03.2021 16:21:20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85" calcext:value-type="float">
            <text:p>499585</text:p>
          </table:table-cell>
          <table:table-cell office:value-type="string" calcext:value-type="string">
            <text:p>https://check-face.ru/upload/iblock/43a/43acca01294b4c0fac0c2f7b1d89d073.jpghttps://check-face.ru/upload/iblock/438/4386f5f4f2bd141561b4965878e9eefb.jpg</text:p>
          </table:table-cell>
        </table:table-row>
        <table:table-row table:style-name="ro1">
          <table:table-cell office:value-type="float" office:value="499586" calcext:value-type="float">
            <text:p>499586</text:p>
          </table:table-cell>
          <table:table-cell/>
          <table:table-cell table:style-name="ce8" office:value-type="string" calcext:value-type="string">
            <text:p>Кристиана Жустинью</text:p>
          </table:table-cell>
          <table:table-cell office:value-type="string" calcext:value-type="string">
            <text:p>09.03.2021 16:22:4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86" calcext:value-type="float">
            <text:p>499586</text:p>
          </table:table-cell>
          <table:table-cell office:value-type="string" calcext:value-type="string">
            <text:p>https://check-face.ru/upload/iblock/b12/b12f438cd4af57c3800a816693cd9b5f.jpghttps://check-face.ru/upload/iblock/103/103fdcf3840b5c60967702d2da1ec6e0.png</text:p>
          </table:table-cell>
        </table:table-row>
        <table:table-row table:style-name="ro1">
          <table:table-cell office:value-type="float" office:value="499587" calcext:value-type="float">
            <text:p>499587</text:p>
          </table:table-cell>
          <table:table-cell/>
          <table:table-cell office:value-type="string" calcext:value-type="string">
            <text:p>Роуз Намаюнас</text:p>
          </table:table-cell>
          <table:table-cell office:value-type="string" calcext:value-type="string">
            <text:p>09.03.2021 16:23:34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87" calcext:value-type="float">
            <text:p>499587</text:p>
          </table:table-cell>
          <table:table-cell office:value-type="string" calcext:value-type="string">
            <text:p>https://check-face.ru/upload/iblock/3aa/3aa580364f4475b5c0ce774e7068d191.pnghttps://check-face.ru/upload/iblock/1fb/1fb89abddba0a50a9786823648ce8274.jpg</text:p>
          </table:table-cell>
        </table:table-row>
        <table:table-row table:style-name="ro1">
          <table:table-cell office:value-type="float" office:value="499592" calcext:value-type="float">
            <text:p>499592</text:p>
          </table:table-cell>
          <table:table-cell/>
          <table:table-cell office:value-type="string" calcext:value-type="string">
            <text:p>Джоанна Йодженчик</text:p>
          </table:table-cell>
          <table:table-cell office:value-type="string" calcext:value-type="string">
            <text:p>09.03.2021 16:27:25</text:p>
          </table:table-cell>
          <table:table-cell office:value-type="string" calcext:value-type="string">
            <text:p>0,0000</text:p>
          </table:table-cell>
          <table:table-cell table:number-columns-repeated="3"/>
          <table:table-cell office:value-type="float" office:value="499592" calcext:value-type="float">
            <text:p>499592</text:p>
          </table:table-cell>
          <table:table-cell office:value-type="string" calcext:value-type="string">
            <text:p>https://check-face.ru/upload/iblock/b6a/b6ab43b3e1f7508dd125491c2a475e53.jpghttps://check-face.ru/upload/iblock/064/064cd06028b5701915f26cdf0aba12d5.png</text:p>
          </table:table-cell>
        </table:table-row>
        <table:table-row table:style-name="ro1">
          <table:table-cell table:style-name="ce3" office:value-type="float" office:value="499596" calcext:value-type="float">
            <text:p>499596</text:p>
          </table:table-cell>
          <table:table-cell table:style-name="ce6"/>
          <table:table-cell table:style-name="ce6" office:value-type="string" calcext:value-type="string">
            <text:p>Жарнмейн Де Рандами</text:p>
          </table:table-cell>
          <table:table-cell table:style-name="ce6" office:value-type="string" calcext:value-type="string">
            <text:p>09.03.2021 16:30:18</text:p>
          </table:table-cell>
          <table:table-cell table:style-name="ce10" office:value-type="string" calcext:value-type="string">
            <text:p>0,0000</text:p>
          </table:table-cell>
          <table:table-cell table:style-name="ce12" table:number-columns-repeated="3"/>
          <table:table-cell table:style-name="ce10" office:value-type="float" office:value="499596" calcext:value-type="float">
            <text:p>499596</text:p>
          </table:table-cell>
          <table:table-cell table:style-name="ce15" office:value-type="string" calcext:value-type="string">
            <text:p>https://check-face.ru/upload/iblock/f7b/f7b47018bd913025fbe7622aa7b2f626.pnghttps://check-face.ru/upload/iblock/685/685c6c2dd58569a7ba79d31b686aa9d2.jpg</text:p>
          </table:table-cell>
        </table:table-row>
      </table:table>
      <table:named-expressions>
        <table:named-range table:name="HTML_1" table:base-cell-address="$Sheet1.$A$1" table:cell-range-address="$Sheet1.$A$1:.$J$55"/>
        <table:named-range table:name="HTML_all" table:base-cell-address="$Sheet1.$A$1" table:cell-range-address="$Sheet1.$A$1:.$J$5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3T12:36:12.868547413</dc:date>
    <meta:editing-duration>PT35S</meta:editing-duration>
    <meta:editing-cycles>1</meta:editing-cycles>
    <meta:document-statistic meta:table-count="1" meta:cell-count="334" meta:object-count="0"/>
    <meta:generator>LibreOffice/6.0.7.3$Linux_X86_64 LibreOffice_project/00m0$Build-3</meta:generator>
  </office:meta>
</office:document-meta>
</file>